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961cm"/>
      <style:paragraph-properties style:writing-mode="lr-tb"/>
    </style:style>
    <style:style style:name="gr3" style:family="graphic" style:parent-style-name="standard">
      <style:graphic-properties draw:stroke="none" draw:fill="none" fo:min-height="8.55cm"/>
      <style:paragraph-properties style:writing-mode="lr-tb"/>
    </style:style>
    <style:style style:name="gr4" style:family="graphic" style:parent-style-name="standard">
      <style:graphic-properties draw:stroke="none" draw:fill="none" fo:min-height="8.953cm"/>
      <style:paragraph-properties style:writing-mode="lr-tb"/>
    </style:style>
    <style:style style:name="gr5" style:family="graphic" style:parent-style-name="standard">
      <style:graphic-properties draw:stroke="none" draw:fill="none" fo:min-height="7.95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Variadic Func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Select single argument from all arguments of variadic function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6.574cm" svg:height="7.211cm" svg:x="3.8cm" svg:y="5.989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variadicExample("red", "blue", "green", "yellow")</text:p>
            <text:p text:style-name="P2">}</text:p>
            <text:p text:style-name="P2">func variadicExample(s ...string) {</text:p>
            <text:p text:style-name="P2"><text:s text:c="8"/>fmt.Println(s[0])</text:p>
            <text:p text:style-name="P2"><text:s text:c="8"/>fmt.Println(s[3]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Passing multiple string arguments to a variadic func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18.174cm" svg:height="8.8cm" svg:x="2.2cm" svg:y="3.4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</text:p>
            <text:p text:style-name="P2"><text:s text:c="8"/>variadicExample()</text:p>
            <text:p text:style-name="P2"><text:s text:c="8"/>variadicExample("red", "blue")</text:p>
            <text:p text:style-name="P2"><text:s text:c="8"/>variadicExample("red", "blue", "green")</text:p>
            <text:p text:style-name="P2"><text:s text:c="8"/>variadicExample("red", "blue", "green", "yellow")</text:p>
            <text:p text:style-name="P2">}</text:p>
            <text:p text:style-name="P2">func variadicExample(s ...string) {</text:p>
            <text:p text:style-name="P2"><text:s text:c="8"/>fmt.Println(s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Normal function parameter with variadic function paramet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16.55cm" svg:height="9.203cm" svg:x="3.45cm" svg:y="4.8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fmt.Println(calculation("Rectangle", 20, 30))</text:p>
            <text:p text:style-name="P2"><text:s text:c="8"/>fmt.Println(calculation("Square", 20))</text:p>
            <text:p text:style-name="P2">}</text:p>
            <text:p text:style-name="P2">func calculation(str string, y ...int) int {</text:p>
            <text:p text:style-name="P2"><text:s text:c="8"/>area := 1</text:p>
            <text:p text:style-name="P2"><text:s text:c="8"/>for _, val := range y {</text:p>
            <text:p text:style-name="P2"><text:s text:c="16"/>if str == "Rectangle" {</text:p>
            <text:p text:style-name="P2"><text:s text:c="24"/>area *= val</text:p>
            <text:p text:style-name="P2"><text:s text:c="16"/>} else if str == "Square" {</text:p>
            <text:p text:style-name="P2"><text:s text:c="24"/>area = val * val</text:p>
            <text:p text:style-name="P2"><text:s text:c="16"/>}</text:p>
            <text:p text:style-name="P2"><text:s text:c="8"/>}</text:p>
            <text:p text:style-name="P2"><text:s text:c="8"/>return area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Pass different types of arguments in variadic func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3" draw:layer="layout" svg:width="20.384cm" svg:height="8.206cm" svg:x="2cm" svg:y="4.994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reflect"</text:p>
            <text:p text:style-name="P2">)</text:p>
            <text:p text:style-name="P2">func main() {</text:p>
            <text:p text:style-name="P2"><text:s text:c="8"/>variadicExample(1, "red", true, 10.5, []string{"foo", "bar", "baz"},</text:p>
            <text:p text:style-name="P2"><text:s text:c="16"/>map[string]int{"apple": 23, "tomato": 13})</text:p>
            <text:p text:style-name="P2">}</text:p>
            <text:p text:style-name="P2">func variadicExample(i ...interface{}) {</text:p>
            <text:p text:style-name="P2"><text:s text:c="8"/>for _, v := range i {</text:p>
            <text:p text:style-name="P2"><text:s text:c="16"/>fmt.Println(v, "--", reflect.ValueOf(v).Kind()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2:15:02.341149686</meta:creation-date>
    <dc:date>2021-02-03T12:18:49.182545679</dc:date>
    <meta:editing-duration>PT18S</meta:editing-duration>
    <meta:editing-cycles>1</meta:editing-cycles>
    <meta:document-statistic meta:object-count="45"/>
    <meta:generator>LibreOffice/6.4.6.2$Linux_X86_64 LibreOffice_project/40$Build-2</meta:generator>
  </office:meta>
</office:document-meta>
</file>